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Scientific Overview</text:p>
      <text:p text:style-name="Preformatted_20_Text">Stellar Chromospheres Stellar Winds – History and problem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 i.e. schwarychild criteria</text:p>
      <text:p text:style-name="Preformatted_20_Text">Radio emission from these (flux excess above RJ e.g. Lamers and Cassinelli)</text:p>
      <text:p text:style-name="Preformatted_20_Text">Circumstellar environments (Lamers and Cassinelli CO)</text:p>
      <text:p text:style-name="Preformatted_20_Text">Radio Emission Mechanisms with emphasis on molecular and free-free</text:p>
      <text:p text:style-name="Preformatted_20_Text">uv spectra shows gradual acceleration</text:p>
      <text:p text:style-name="Preformatted_20_Text">mass loss picture across the HR diagram (cranmer &amp; saar, 2011; Jager, 1988)</text:p>
      <text:p text:style-name="Preformatted_20_Text">MOLsphere: explain what it is [tsuji (1988)]</text:p>
      <text:p text:style-name="Preformatted_20_Text">Derive 0.6 wind (easy version)</text:p>
      <text:p text:style-name="Preformatted_20_Text">'The past present and future evolution of red supergiants' workshop 2012, meynet</text:p>
      <text:p text:style-name="Preformatted_20_Text"/>
      <text:p text:style-name="Preformatted_20_Text">2)<text:span text:style-name="T3">some examples of visibilities of ideal sources ALA VLA summer school,</text:span></text:p>
      <text:p text:style-name="Preformatted_20_Text"><text:span text:style-name="T3">section on millimeer interferometry</text:span><text:line-break/></text:p>
      <text:p text:style-name="Preformatted_20_Text">3) Instrumentation, Targets, and Observations <text:s/></text:p>
      <text:p text:style-name="Preformatted_20_Text">CARMA - Receivers, configurations, table of properties, sensitivity, upper and lower sideband discussion p16 synthesis imaging</text:p>
      <text:p text:style-name="Preformatted_20_Text">Betelgeuse – general properties</text:p>
      <text:p text:style-name="Preformatted_20_Text">Observations (Table from paper)</text:p>
      <text:p text:style-name="Preformatted_20_Text">JVLA <text:s/>- Receivers, configurations, table of properties, sensitivity, old vs new</text:p>
      <text:p text:style-name="Preformatted_20_Text">Aboo and Atau – general properties</text:p>
      <text:p text:style-name="Preformatted_20_Text">Observational Preparation</text:p>
      <text:p text:style-name="Preformatted_20_Text">Observations (Table from paper)</text:p>
      <text:p text:style-name="Preformatted_20_Text"/>
      <text:p text:style-name="Preformatted_20_Text">4) <text:bookmark-start text:name="__DdeLink__149_440187712"/>Data analysis<text:bookmark-end text:name="__DdeLink__149_440187712"/></text:p>
      <text:p text:style-name="Preformatted_20_Text">Measurement Equation: Appendix CASA guides</text:p>
      <text:p text:style-name="Preformatted_20_Text">CLEAN vs MEM vs Multi-scale Clean (for Peter!)</text:p>
      <text:p text:style-name="Preformatted_20_Text">second sources (maps)</text:p>
      <text:p text:style-name="Preformatted_20_Text">Dirty Image, PSF</text:p>
      <text:p text:style-name="Preformatted_20_Text">Show images of calibrators</text:p>
      <text:p text:style-name="Preformatted_20_Text"/>
      <text:p text:style-name="Preformatted_20_Text">5) The Circumstellar Environment of Betelgeuse</text:p>
      <text:p text:style-name="Preformatted_20_Text">Intro to CO in Betelgeuse</text:p>
      <text:p text:style-name="Preformatted_20_Text">Final Image Cube (High and Low res)</text:p>
      <text:p text:style-name="Preformatted_20_Text">I) radial velocity over last few decades</text:p>
      <text:p text:style-name="Preformatted_20_Text">a) spectra </text:p>
      <text:p text:style-name="Preformatted_20_Text">c) images </text:p>
      <text:p text:style-name="Preformatted_20_Text">b) 2<text:span text:style-name="T2">nd</text:span> source</text:p>
      <text:p text:style-name="Preformatted_20_Text">c) SMA data</text:p>
      <text:p text:style-name="Preformatted_20_Text">d) e-Merlin: </text:p>
      <text:p text:style-name="Preformatted_20_Text">position </text:p>
      <text:p text:style-name="Preformatted_20_Text">GMH model vs emerlin</text:p>
      <text:p text:style-name="Preformatted_20_Text">CASA simulation with VLA (why we dont see it with pi-town of A-config)</text:p>
      <text:p text:style-name="Preformatted_20_Text"/>
      <text:p text:style-name="Preformatted_20_Text">7) Thermal Energy Balance of Arcturus' Outflow</text:p>
      <text:p text:style-name="Preformatted_20_Text">IUE vs Hubble</text:p>
      <text:p text:style-name="Preformatted_20_Text">HST data for arcturus (line reversals vs tau)</text:p>
      <text:p text:style-name="Preformatted_20_Text">Cool stars (needs some additional work)</text:p>
      <text:p text:style-name="Preformatted_20_Text">Possible use new analytical model from VLA paper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>c) Advection code</text:p>
      <text:p text:style-name="Preformatted_20_Text">d) GMRT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arial" svg:font-family="arial, sans-serif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5T14:59:56</dc:date>
    <dc:creator>Eamon </dc:creator>
    <meta:generator>LibreOffice/3.4$Unix LibreOffice_project/340m1$Build-402</meta:generator>
    <meta:editing-duration>PT19H7M58S</meta:editing-duration>
    <meta:editing-cycles>52</meta:editing-cycles>
    <meta:document-statistic meta:table-count="0" meta:image-count="0" meta:object-count="0" meta:page-count="1" meta:paragraph-count="54" meta:word-count="356" meta:character-count="2305" meta:non-whitespace-character-count="1993"/>
  </office:meta>
</office:document-meta>
</file>